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437in" svg:x="8.6441in" svg:y="0.326in">
            <draw:object draw:notify-on-update-of-ranges="Sheet1.G2:Sheet1.G22 Sheet1.H2:Sheet1.H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No. of CPU Cores</text:p>
          </table:table-cell>
          <table:table-cell office:value-type="string" calcext:value-type="string">
            <text:p>Time taken in seconds</text:p>
          </table:table-cell>
          <table:table-cell office:value-type="string" calcext:value-type="string">
            <text:p>Time taken in Minutes</text:p>
          </table:table-cell>
          <table:table-cell office:value-type="string" calcext:value-type="string">
            <text:p>Time taken in sec</text:p>
          </table:table-cell>
          <table:table-cell table:number-columns-repeated="2"/>
          <table:table-cell office:value-type="string" calcext:value-type="string">
            <text:p>No. Of Ranks</text:p>
          </table:table-cell>
          <table:table-cell office:value-type="string" calcext:value-type="string">
            <text:p>Time taken in sec</text:p>
          </table:table-cell>
          <table:table-cell table:number-columns-repeated="11"/>
          <table:table-cell office:value-type="string" calcext:value-type="string">
            <text:p>No. of CPU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0.37" calcext:value-type="float">
            <text:p>5280.37</text:p>
          </table:table-cell>
          <table:table-cell table:formula="of:=[.B2]/60" office:value-type="float" office:value="88.0061666666667" calcext:value-type="float">
            <text:p>88.0061666666667</text:p>
          </table:table-cell>
          <table:table-cell office:value-type="float" office:value="2509.17" calcext:value-type="float">
            <text:p>2509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09.17" calcext:value-type="float">
            <text:p>2509.17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44.7627" calcext:value-type="float">
            <text:p>44.7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59.65" calcext:value-type="float">
            <text:p>1259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59.65" calcext:value-type="float">
            <text:p>1259.65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44.7594" calcext:value-type="float">
            <text:p>44.7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0.71" calcext:value-type="float">
            <text:p>1830.71</text:p>
          </table:table-cell>
          <table:table-cell table:formula="of:=[.B4]/60" office:value-type="float" office:value="30.5118333333333" calcext:value-type="float">
            <text:p>30.5118333333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30.918" calcext:value-type="float">
            <text:p>630.918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46.2195" calcext:value-type="float">
            <text:p>46.2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1.46" calcext:value-type="float">
            <text:p>1331.46</text:p>
          </table:table-cell>
          <table:table-cell table:formula="of:=[.B5]/60" office:value-type="float" office:value="22.191" calcext:value-type="float">
            <text:p>22.191</text:p>
          </table:table-cell>
          <table:table-cell office:value-type="float" office:value="630.918" calcext:value-type="float">
            <text:p>630.9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7.772" calcext:value-type="float">
            <text:p>457.772</text:p>
          </table:table-cell>
          <table:table-cell table:number-columns-repeated="12"/>
          <table:table-cell office:value-type="float" office:value="37.8799" calcext:value-type="float">
            <text:p>37.87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7.94" calcext:value-type="float">
            <text:p>1087.94</text:p>
          </table:table-cell>
          <table:table-cell table:formula="of:=[.B6]/60" office:value-type="float" office:value="18.1323333333333" calcext:value-type="float">
            <text:p>18.132333333333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32.514" calcext:value-type="float">
            <text:p>332.51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7.772" calcext:value-type="float">
            <text:p>457.7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7.133" calcext:value-type="float">
            <text:p>317.13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74.985" calcext:value-type="float">
            <text:p>274.98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2.514" calcext:value-type="float">
            <text:p>332.5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9.151" calcext:value-type="float">
            <text:p>269.151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18.431" calcext:value-type="float">
            <text:p>218.43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17.133" calcext:value-type="float">
            <text:p>317.1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6.879" calcext:value-type="float">
            <text:p>176.879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58.694" calcext:value-type="float">
            <text:p>158.69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74.985" calcext:value-type="float">
            <text:p>274.98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8.261" calcext:value-type="float">
            <text:p>158.261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45.816" calcext:value-type="float">
            <text:p>145.816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9.151" calcext:value-type="float">
            <text:p>269.151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4.889" calcext:value-type="float">
            <text:p>174.889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rows and col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5.322" calcext:value-type="float">
            <text:p>145.32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8.431" calcext:value-type="float">
            <text:p>218.431</text:p>
          </table:table-cell>
          <table:table-cell office:value-type="string" calcext:value-type="string">
            <text:p>Time = 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0.56" calcext:value-type="float">
            <text:p>150.56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36.389" calcext:value-type="float">
            <text:p>136.38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6.879" calcext:value-type="float">
            <text:p>176.87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50.501" calcext:value-type="float">
            <text:p>150.501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99.67" calcext:value-type="float">
            <text:p>99.67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8.694" calcext:value-type="float">
            <text:p>158.69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32.98" calcext:value-type="float">
            <text:p>132.98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88.1205" calcext:value-type="float">
            <text:p>88.1205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58.261" calcext:value-type="float">
            <text:p>158.261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5.816" calcext:value-type="float">
            <text:p>145.81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74.889" calcext:value-type="float">
            <text:p>174.889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5.106" calcext:value-type="float">
            <text:p>245.106</text:p>
          </table:table-cell>
          <table:table-cell table:formula="of:=[.B29]/60" office:value-type="float" office:value="4.0851" calcext:value-type="float">
            <text:p>4.0851</text:p>
          </table:table-cell>
          <table:table-cell office:value-type="float" office:value="145.322" calcext:value-type="float">
            <text:p>145.322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3.722" calcext:value-type="float">
            <text:p>303.722</text:p>
          </table:table-cell>
          <table:table-cell table:formula="of:=[.B30]/60" office:value-type="float" office:value="5.06203333333333" calcext:value-type="float">
            <text:p>5.06203333333333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799" calcext:value-type="float">
            <text:p>273.799</text:p>
          </table:table-cell>
          <table:table-cell table:formula="of:=[.B31]/60" office:value-type="float" office:value="4.56331666666667" calcext:value-type="float">
            <text:p>4.56331666666667</text:p>
          </table:table-cell>
          <table:table-cell office:value-type="float" office:value="150.56" calcext:value-type="float">
            <text:p>150.56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4.186" calcext:value-type="float">
            <text:p>254.186</text:p>
          </table:table-cell>
          <table:table-cell table:formula="of:=[.B32]/60" office:value-type="float" office:value="4.23643333333333" calcext:value-type="float">
            <text:p>4.23643333333333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3.147" calcext:value-type="float">
            <text:p>273.147</text:p>
          </table:table-cell>
          <table:table-cell table:formula="of:=[.B33]/60" office:value-type="float" office:value="4.55245" calcext:value-type="float">
            <text:p>4.55245</text:p>
          </table:table-cell>
          <table:table-cell office:value-type="float" office:value="136.389" calcext:value-type="float">
            <text:p>136.38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0.139" calcext:value-type="float">
            <text:p>280.139</text:p>
          </table:table-cell>
          <table:table-cell table:formula="of:=[.B34]/60" office:value-type="float" office:value="4.66898333333333" calcext:value-type="float">
            <text:p>4.66898333333333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9.722" calcext:value-type="float">
            <text:p>299.722</text:p>
          </table:table-cell>
          <table:table-cell table:formula="of:=[.B35]/60" office:value-type="float" office:value="4.99536666666667" calcext:value-type="float">
            <text:p>4.99536666666667</text:p>
          </table:table-cell>
          <table:table-cell office:value-type="float" office:value="150.501" calcext:value-type="float">
            <text:p>150.501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7.163" calcext:value-type="float">
            <text:p>217.163</text:p>
          </table:table-cell>
          <table:table-cell table:formula="of:=[.B36]/60" office:value-type="float" office:value="3.61938333333333" calcext:value-type="float">
            <text:p>3.61938333333333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3.834" calcext:value-type="float">
            <text:p>263.834</text:p>
          </table:table-cell>
          <table:table-cell table:formula="of:=[.B37]/60" office:value-type="float" office:value="4.39723333333333" calcext:value-type="float">
            <text:p>4.39723333333333</text:p>
          </table:table-cell>
          <table:table-cell office:value-type="float" office:value="99.67" calcext:value-type="float">
            <text:p>99.67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6.966" calcext:value-type="float">
            <text:p>196.966</text:p>
          </table:table-cell>
          <table:table-cell table:formula="of:=[.B38]/60" office:value-type="float" office:value="3.28276666666667" calcext:value-type="float">
            <text:p>3.28276666666667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6.202" calcext:value-type="float">
            <text:p>266.202</text:p>
          </table:table-cell>
          <table:table-cell table:formula="of:=[.B39]/60" office:value-type="float" office:value="4.4367" calcext:value-type="float">
            <text:p>4.4367</text:p>
          </table:table-cell>
          <table:table-cell office:value-type="float" office:value="132.98" calcext:value-type="float">
            <text:p>132.9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7.095" calcext:value-type="float">
            <text:p>217.095</text:p>
          </table:table-cell>
          <table:table-cell table:formula="of:=[.B40]/60" office:value-type="float" office:value="3.61825" calcext:value-type="float">
            <text:p>3.61825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6.136" calcext:value-type="float">
            <text:p>176.136</text:p>
          </table:table-cell>
          <table:table-cell table:formula="of:=[.B41]/60" office:value-type="float" office:value="2.9356" calcext:value-type="float">
            <text:p>2.9356</text:p>
          </table:table-cell>
          <table:table-cell office:value-type="float" office:value="88.1205" calcext:value-type="float">
            <text:p>88.120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5:53:58.610766390</meta:creation-date>
    <dc:date>2024-06-09T22:45:59.884054567</dc:date>
    <meta:editing-duration>PT2H29M25S</meta:editing-duration>
    <meta:editing-cycles>6</meta:editing-cycles>
    <meta:generator>LibreOffice/7.3.7.2$Linux_X86_64 LibreOffice_project/30$Build-2</meta:generator>
    <meta:document-statistic meta:table-count="1" meta:cell-count="1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2cm" xlink:href=".." xlink:type="simple" chart:class="chart:line" chart:style-name="ch1">
        <chart:legend chart:legend-position="end" svg:x="13.135cm" svg:y="4.202cm" style:legend-expansion="high" chart:style-name="ch2"/>
        <chart:plot-area chart:style-name="ch3" table:cell-range-address="Sheet1.G2:Sheet1.H22" chart:data-source-has-labels="column" svg:x="0.319cm" svg:y="0.18cm" svg:width="12.497cm" svg:height="8.642cm">
          <chart:coordinate-region svg:x="1.311cm" svg:y="0.379cm" svg:width="11.318cm" svg:height="7.796cm"/>
          <chart:axis chart:dimension="x" chart:name="primary-x" chart:style-name="ch4" chartooo:axis-type="auto">
            <chartooo:date-scale/>
            <chart:categories table:cell-range-address="Sheet1.G2:Sheet1.G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G2:Sheet1.G22</svg:desc>
                </draw:g>
              </table:table-cell>
              <table:table-cell office:value-type="float" office:value="2509.17">
                <text:p>2509.17</text:p>
                <draw:g>
                  <svg:desc>Sheet1.H2:Sheet1.H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59.65">
                <text:p>1259.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0.918">
                <text:p>630.9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7.772">
                <text:p>457.7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2.514">
                <text:p>332.5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7.133">
                <text:p>317.1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4.985">
                <text:p>274.9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9.151">
                <text:p>269.1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8.431">
                <text:p>218.4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6.879">
                <text:p>176.8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8.694">
                <text:p>158.6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8.261">
                <text:p>158.2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5.816">
                <text:p>145.8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4.889">
                <text:p>174.8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45.322">
                <text:p>145.3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.56">
                <text:p>150.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6.389">
                <text:p>136.38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0.501">
                <text:p>150.5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9.67">
                <text:p>99.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32.98">
                <text:p>132.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.1205">
                <text:p>88.1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